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b12" officeooo:paragraph-rsid="0013ab12"/>
    </style:style>
    <style:style style:name="P2" style:family="paragraph" style:parent-style-name="Standard">
      <style:paragraph-properties fo:text-align="justify" style:justify-single-word="false"/>
      <style:text-properties officeooo:rsid="0013ab12" officeooo:paragraph-rsid="0013ab12"/>
    </style:style>
    <style:style style:name="P3" style:family="paragraph" style:parent-style-name="Standard">
      <style:paragraph-properties fo:text-align="justify" style:justify-single-word="false"/>
      <style:text-properties style:font-name="sans-serif" fo:font-size="12.75pt" officeooo:rsid="001968b0" officeooo:paragraph-rsid="0013ab12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.75pt" officeooo:rsid="001968b0" officeooo:paragraph-rsid="001968b0"/>
    </style:style>
    <style:style style:name="P5" style:family="paragraph" style:parent-style-name="Standard">
      <style:text-properties style:font-name="Liberation Serif" officeooo:rsid="001968b0" officeooo:paragraph-rsid="0013ab12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1pt" officeooo:paragraph-rsid="0013ab12" style:font-size-asian="11pt" style:font-size-complex="11pt"/>
    </style:style>
    <style:style style:name="P7" style:family="paragraph" style:parent-style-name="Standard">
      <style:text-properties style:font-name="Liberation Serif" fo:font-weight="bold" officeooo:rsid="0019b50a" officeooo:paragraph-rsid="0019b50a" style:font-weight-asian="bold" style:font-weight-complex="bold"/>
    </style:style>
    <style:style style:name="P8" style:family="paragraph" style:parent-style-name="Standard">
      <style:text-properties style:font-name="Liberation Serif" fo:font-size="10pt" officeooo:rsid="0019b50a" officeooo:paragraph-rsid="0019b50a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2.75pt" officeooo:paragraph-rsid="0013ab12"/>
    </style:style>
    <style:style style:name="P10" style:family="paragraph" style:parent-style-name="Standard">
      <style:text-properties style:font-name="sans-serif" fo:font-size="9pt"/>
    </style:style>
    <style:style style:name="P11" style:family="paragraph" style:parent-style-name="Standard">
      <style:text-properties style:font-name="Liberation Serif" fo:font-size="11pt" officeooo:rsid="0019b50a" officeooo:paragraph-rsid="0019b50a" style:font-size-asian="11pt" style:font-size-complex="11pt"/>
    </style:style>
    <style:style style:name="P12" style:family="paragraph" style:parent-style-name="Standard">
      <style:text-properties style:font-name="Liberation Serif" fo:font-size="11pt" officeooo:paragraph-rsid="0019b50a" style:font-size-asian="11pt" style:font-size-complex="11pt"/>
    </style:style>
    <style:style style:name="P13" style:family="paragraph" style:parent-style-name="Standard">
      <style:text-properties style:font-name="Liberation Serif" fo:font-size="11pt" officeooo:rsid="0013ab12" officeooo:paragraph-rsid="0013ab12" style:font-size-asian="11pt" style:font-size-complex="11pt"/>
    </style:style>
    <style:style style:name="P14" style:family="paragraph" style:parent-style-name="Standard">
      <style:text-properties style:font-name="Liberation Serif" fo:font-size="11pt" officeooo:paragraph-rsid="00262c3f"/>
    </style:style>
    <style:style style:name="P15" style:family="paragraph" style:parent-style-name="Standard">
      <style:text-properties style:font-name="Liberation Serif" fo:font-size="12pt" officeooo:rsid="001968b0" officeooo:paragraph-rsid="0013ab12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officeooo:rsid="001968b0" officeooo:paragraph-rsid="0013ab12" style:font-size-asian="12pt" style:font-size-complex="12pt"/>
    </style:style>
    <style:style style:name="P17" style:family="paragraph" style:parent-style-name="Standard">
      <style:text-properties style:font-name="Liberation Serif" fo:font-size="12pt" officeooo:paragraph-rsid="0019b50a" style:font-size-asian="12pt" style:font-size-complex="12pt"/>
    </style:style>
    <style:style style:name="P18" style:family="paragraph" style:parent-style-name="Standard">
      <style:text-properties style:font-name="Liberation Serif" fo:font-size="12pt" officeooo:paragraph-rsid="0013ab12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officeooo:paragraph-rsid="0013ab12"/>
    </style:style>
    <style:style style:name="P20" style:family="paragraph" style:parent-style-name="Standard">
      <style:text-properties fo:font-size="11pt" officeooo:rsid="0013ab12" officeooo:paragraph-rsid="0013ab12" style:font-size-asian="11pt" style:font-size-complex="11pt"/>
    </style:style>
    <style:style style:name="T1" style:family="text">
      <style:text-properties officeooo:rsid="001968b0"/>
    </style:style>
    <style:style style:name="T2" style:family="text">
      <style:text-properties officeooo:rsid="0019b50a"/>
    </style:style>
    <style:style style:name="T3" style:family="text">
      <style:text-properties style:font-size-asian="11pt" style:font-size-complex="11pt"/>
    </style:style>
    <style:style style:name="T4" style:family="text">
      <style:text-properties officeooo:rsid="0019b50a" style:font-size-asian="11pt" style:font-size-complex="11pt"/>
    </style:style>
    <style:style style:name="T5" style:family="text">
      <style:text-properties officeooo:rsid="0021402f" style:font-size-asian="11pt" style:font-size-complex="11pt"/>
    </style:style>
    <style:style style:name="T6" style:family="text">
      <style:text-properties officeooo:rsid="0013ab12" style:font-size-asian="11pt" style:font-size-complex="11pt"/>
    </style:style>
    <style:style style:name="T7" style:family="text">
      <style:text-properties style:font-name="Liberation Serif" fo:font-size="10pt" style:font-size-asian="10pt" style:font-size-complex="10pt"/>
    </style:style>
    <style:style style:name="T8" style:family="text">
      <style:text-properties style:font-name="Liberation Serif" fo:font-size="10pt" officeooo:rsid="001968b0" style:font-size-asian="10pt" style:font-size-complex="10pt"/>
    </style:style>
    <style:style style:name="T9" style:family="text">
      <style:text-properties fo:font-size="10.5pt"/>
    </style:style>
    <style:style style:name="T10" style:family="text">
      <style:text-properties fo:font-size="10.5pt" style:font-size-asian="11pt" style:font-size-complex="11pt"/>
    </style:style>
    <style:style style:name="T11" style:family="text">
      <style:text-properties fo:font-size="10.5pt" officeooo:rsid="001ec8aa" style:font-size-asian="11pt" style:font-size-complex="11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15a573" style:font-size-asian="11pt" style:font-size-complex="11pt"/>
    </style:style>
    <style:style style:name="T15" style:family="text">
      <style:text-properties fo:font-size="11pt" officeooo:rsid="00229cf9" style:font-size-asian="11pt" style:font-size-complex="11pt"/>
    </style:style>
    <style:style style:name="T16" style:family="text">
      <style:text-properties officeooo:rsid="001968b0" style:font-size-asian="12pt" style:font-size-complex="12pt"/>
    </style:style>
    <style:style style:name="T17" style:family="text">
      <style:text-properties officeooo:rsid="0024544b" style:font-size-asian="12pt" style:font-size-complex="12pt"/>
    </style:style>
    <style:style style:name="T18" style:family="text">
      <style:text-properties fo:font-size="12.75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officeooo:rsid="001968b0" style:font-size-asian="10pt" style:font-size-complex="10pt"/>
    </style:style>
    <style:style style:name="T21" style:family="text">
      <style:text-properties fo:font-size="10pt" officeooo:rsid="001968b0" style:font-size-asian="12pt" style:font-size-complex="12pt"/>
    </style:style>
    <style:style style:name="T22" style:family="text">
      <style:text-properties style:font-name="Liberation Serif" fo:font-size="10pt" officeooo:rsid="0019b50a" style:font-size-asian="10pt" style:font-size-complex="10pt"/>
    </style:style>
    <style:style style:name="T23" style:family="text">
      <style:text-properties fo:font-size="11.2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T12">Lifelong Reinforcement learning(LRL)</text:span> is still in its infancy. </text:p>
      <text:p text:style-name="P20">Many issues currently exist in this field: </text:p>
      <text:p text:style-name="P20">- catastrophic forgetting</text:p>
      <text:p text:style-name="P20">- learning general representation</text:p>
      <text:p text:style-name="P20">- efficient knowledge retention mechanisms</text:p>
      <text:p text:style-name="P20">- hierarchical abstractions</text:p>
      <text:p text:style-name="P13"/>
      <text:p text:style-name="P18"><text:span text:style-name="T6">The </text:span>lifelong learning framework assumes the <text:span text:style-name="T23">n </text:span>related tasks. When the learner faces the <text:span text:style-name="T23">n</text:span>-th task, he employs knowledge gathered in the previous <text:span text:style-name="T23">n-</text:span>1 tasks to improve his p erformance (Thrun,1995)</text:p>
      <text:p text:style-name="P13"/>
      <text:p text:style-name="P20"/>
      <text:p text:style-name="P1">What is the machine learning?</text:p>
      <text:p text:style-name="P2"><text:span text:style-name="T12">Imitation learning</text:span>:<text:span text:style-name="T13"> from a </text:span><text:span text:style-name="T14">training</text:span><text:span text:style-name="T13"> data of demonstration we would like to learn a policy to mimic the demonstrations. </text:span></text:p>
      <text:p text:style-name="P3"/>
      <text:p text:style-name="P4"><text:span text:style-name="T12">Meta Learning:</text:span> </text:p>
      <text:p text:style-name="P6"><text:span text:style-name="T1">In meta-learning, the goal of the trained </text:span>model is to quickly learn a new task from a small amount of new data, and the model is trained by the meta-learner to be able to learn on a large number of different tasks. The key idea underlying our method is to train the model’s initial parameters such that the model has maximal performance on a new task after the parameters have been updated through one or more gradient steps computed with a small amount of data from that new task.</text:p>
      <text:p text:style-name="P6"/>
      <text:p text:style-name="P15">- Model-Agnostic Meta-Learning for Fast Adaptation of Deep Networks</text:p>
      <text:p text:style-name="P9"><text:span text:style-name="T21"><text:s text:c="2"/></text:span><text:span text:style-name="T8">Chelsea Finn, </text:span><text:span text:style-name="T7">Pieter Abbeel, Sergey Levine</text:span></text:p>
      <text:p text:style-name="P10"/>
      <text:p text:style-name="P15"/>
      <text:p text:style-name="P19"><text:span text:style-name="T16"><text:tab/></text:span><text:span text:style-name="T17">They</text:span><text:span text:style-name="T13"> propose an algorithm for meta-learning that is model-agnostic, in the sense that it is compatible with any model trained with gradient descent and applicable to a variety of different learning problems, including classification, regression, and reinforcement learning. The goal of meta-learning is to train a model on a variety of learning tasks, such that it can solve new learning tasks using only a small number of trai</text:span><text:span text:style-name="T15">n</text:span><text:span text:style-name="T13">ing samples.</text:span></text:p>
      <text:p text:style-name="P16"/>
      <text:p text:style-name="P5"/>
      <text:p text:style-name="P7">Prior knowledge integration/ adptation</text:p>
      <text:p text:style-name="P8"/>
      <text:p text:style-name="P17"><text:span text:style-name="T2">- One-Shot Imitation from Observing Humans </text:span>via Domain-Adaptive Meta-Learning:</text:p>
      <text:p text:style-name="P14"><text:span text:style-name="T22"><text:s text:c="4"/>Tianhe Yu*, Chelsea Finn*, Annie Xie, Sudeep Dasari, Tianhao Zhang, Pieter Abbeel, Sergey Levine</text:span></text:p>
      <text:p text:style-name="P14"><text:span text:style-name="T5"><text:tab/></text:span></text:p>
      <text:p text:style-name="P14"><text:span text:style-name="T5"><text:tab/></text:span><text:span text:style-name="T4">This approach builds upon prior work in learning to learn </text:span><text:span text:style-name="T3">or meta-learning, in order to learn how to infer a robot policy from just one human demonstration. In particular, we will present an extension of the model agnostic meta-learning algorithm (MAML) that allows for the ability to handle domain shift between the provided data (i.e. a human demo) and the evaluation setting (i.e. the robot’s execution), and the ability to learn effectively without labels (i.e., the human’s actions). <text:s/></text:span><text:span text:style-name="T10">In this work,</text:span><text:span text:style-name="T11">they</text:span><text:span text:style-name="T10"> present an approach for one- </text:span><text:span text:style-name="T9">shot learning from a video of a human by using human and robot demonstration data from a variety of previous tasks to build up prior knowledge through meta-learning. Then, combining this prior knowledge and only a single video demonstration from a human, the robot can perform the task that the human demonstrated. </text:span>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1:47:26.019668122</meta:creation-date>
    <meta:generator>LibreOffice/5.1.6.2$Linux_X86_64 LibreOffice_project/10m0$Build-2</meta:generator>
    <dc:date>2018-08-15T11:38:58.025628455</dc:date>
    <meta:editing-duration>PT2H35M19S</meta:editing-duration>
    <meta:editing-cycles>14</meta:editing-cycles>
    <meta:document-statistic meta:table-count="0" meta:image-count="0" meta:object-count="0" meta:page-count="1" meta:paragraph-count="19" meta:word-count="425" meta:character-count="2692" meta:non-whitespace-character-count="2270"/>
  </office:meta>
</office:document-meta>
</file>